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x-locale-body, sans-serif"/>
    <style:font-face style:name="Consolas" svg:font-family="Consolas, Monaco, 'Andale Mono', 'Ubuntu Mono', monospace"/>
    <style:font-face style:name="Lohit Devanagari1" svg:font-family="'Lohit Devanagari'"/>
    <style:font-face style:name="Roboto" svg:font-family="Roboto, Arial, sans-serif"/>
    <style:font-face style:name="consolas" svg:font-family="consolas, 'Liberation Mono', courier, monospace"/>
    <style:font-face style:name="consolas1" svg:font-family="consolas, monaco, 'Andale Mono'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7ec5" officeooo:paragraph-rsid="001d7ec5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1d7ec5" officeooo:paragraph-rsid="001d7ec5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d7ec5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eae4a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paragraph-rsid="001d7ec5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8pt" fo:font-weight="bold" officeooo:rsid="001d7ec5" officeooo:paragraph-rsid="001d7ec5" style:font-size-asian="18pt" style:font-weight-asian="bold" style:font-size-complex="18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8pt" fo:font-weight="bold" officeooo:rsid="001d7ec5" officeooo:paragraph-rsid="002030f3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d7ec5" officeooo:paragraph-rsid="001d7ec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d7ec5" officeooo:paragraph-rsid="002030f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20e9cb" officeooo:paragraph-rsid="0020e9cb" style:font-size-asian="18pt" style:font-weight-asian="bold" style:font-size-complex="18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8pt" fo:font-weight="bold" officeooo:paragraph-rsid="001d7ec5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1d7ec5" officeooo:paragraph-rsid="001d7ec5" style:font-size-asian="22pt" style:font-weight-asian="bold" style:font-size-complex="2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4pt" fo:font-weight="bold" officeooo:rsid="001d7ec5" officeooo:paragraph-rsid="001d7ec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d7ec5" officeooo:paragraph-rsid="001eae4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d7ec5" officeooo:paragraph-rsid="001d7ec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d7ec5" officeooo:paragraph-rsid="00268ce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eae4a" officeooo:paragraph-rsid="001eae4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eae4a" officeooo:paragraph-rsid="002030f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eae4a" officeooo:paragraph-rsid="0020e9c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eae4a" officeooo:paragraph-rsid="0022c00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20e9cb" officeooo:paragraph-rsid="0020e9c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22c006" officeooo:paragraph-rsid="0022c00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1eae4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2030f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20cfd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20e9c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22c00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22fda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23cd6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officeooo:rsid="001d7ec5" officeooo:paragraph-rsid="001d7ec5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1eae4a" officeooo:paragraph-rsid="002030f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font-weight="bold" officeooo:rsid="001eae4a" officeooo:paragraph-rsid="0020cfd1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1d7ec5" officeooo:paragraph-rsid="002030f3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1d7ec5" officeooo:paragraph-rsid="001d7ec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weight="bold" officeooo:rsid="001d7ec5" officeooo:paragraph-rsid="0020cfd1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fo:font-weight="bold" officeooo:rsid="0023cd62" officeooo:paragraph-rsid="0023cd62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22c006" officeooo:paragraph-rsid="0022c006" style:font-size-asian="14pt" style:font-weight-asian="bold" style:font-size-complex="16pt" style:font-weight-complex="bold"/>
    </style:style>
    <style:style style:name="P38" style:family="paragraph" style:parent-style-name="Standard">
      <loext:graphic-properties draw:fill="none"/>
      <style:paragraph-properties fo:margin-left="1cm" fo:margin-right="0cm" fo:text-align="start" style:justify-single-word="false" fo:text-indent="-0.6cm" style:auto-text-indent="false" fo:background-color="transparent"/>
      <style:text-properties fo:font-size="14pt" fo:font-weight="bold" officeooo:rsid="001d7ec5" officeooo:paragraph-rsid="001eae4a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1cm" fo:margin-right="0cm" fo:text-align="start" style:justify-single-word="false" fo:text-indent="-0.6cm" style:auto-text-indent="false" fo:background-color="transparent"/>
      <style:text-properties fo:font-size="14pt" fo:font-weight="bold" officeooo:rsid="001eae4a" officeooo:paragraph-rsid="0022fdaf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1cm" fo:margin-right="0cm" fo:text-align="start" style:justify-single-word="false" fo:text-indent="-0.6cm" style:auto-text-indent="false" fo:background-color="transparent"/>
      <style:text-properties fo:font-size="14pt" fo:font-weight="bold" officeooo:rsid="0022fdaf" officeooo:paragraph-rsid="0022fdaf" style:font-size-asian="14pt" style:font-weight-asian="bold" style:font-size-complex="14pt" style:font-weight-complex="bold"/>
    </style:style>
    <style:style style:name="P41" style:family="paragraph" style:parent-style-name="Standard" style:list-style-name="L3" style:master-page-name="">
      <loext:graphic-properties draw:fill="none"/>
      <style:paragraph-properties fo:margin-left="1cm" fo:margin-right="0cm" fo:text-align="start" style:justify-single-word="false" fo:text-indent="-0.6cm" style:auto-text-indent="false" style:page-number="auto" fo:background-color="transparent"/>
      <style:text-properties fo:font-size="18pt" fo:font-weight="bold" officeooo:rsid="001d7ec5" officeooo:paragraph-rsid="001eae4a" style:font-size-asian="18pt" style:font-weight-asian="bold" style:font-size-complex="18pt" style:font-weight-complex="bold"/>
    </style:style>
    <style:style style:name="P42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/>
      <style:text-properties fo:font-size="14pt" fo:font-weight="bold" officeooo:rsid="001d7ec5" officeooo:paragraph-rsid="001d7ec5" style:font-size-asian="14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/>
      <style:text-properties fo:font-size="14pt" fo:font-weight="bold" officeooo:rsid="001d7ec5" officeooo:paragraph-rsid="0023cd62" style:font-size-asian="14pt" style:font-weight-asian="bold" style:font-size-complex="14pt" style:font-weight-complex="bold"/>
    </style:style>
    <style:style style:name="P44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/>
      <style:text-properties fo:font-size="16pt" fo:font-weight="bold" officeooo:rsid="0023cd62" officeooo:paragraph-rsid="0023cd62" style:font-size-asian="16pt" style:font-weight-asian="bold" style:font-size-complex="16pt" style:font-weight-complex="bold"/>
    </style:style>
    <style:style style:name="P45" style:family="paragraph" style:parent-style-name="Standard" style:list-style-name="L3" style:master-page-name="">
      <loext:graphic-properties draw:fill="none"/>
      <style:paragraph-properties fo:margin-left="0.801cm" fo:margin-right="0cm" fo:text-align="start" style:justify-single-word="false" fo:text-indent="-0.6cm" style:auto-text-indent="false" style:page-number="auto" fo:background-color="transparent"/>
      <style:text-properties fo:font-size="18pt" fo:font-weight="bold" officeooo:rsid="001d7ec5" officeooo:paragraph-rsid="001d7ec5" style:font-size-asian="18pt" style:font-weight-asian="bold" style:font-size-complex="18pt" style:font-weight-complex="bold"/>
    </style:style>
    <style:style style:name="P46" style:family="paragraph" style:parent-style-name="Standard" style:list-style-name="L3" style:master-page-name="">
      <loext:graphic-properties draw:fill="none"/>
      <style:paragraph-properties fo:margin-left="1.101cm" fo:margin-right="0cm" fo:text-align="start" style:justify-single-word="false" fo:text-indent="-0.6cm" style:auto-text-indent="false" style:page-number="auto" fo:background-color="transparent">
        <style:tab-stops>
          <style:tab-stop style:position="-0.291cm" style:type="char" style:char=","/>
        </style:tab-stops>
      </style:paragraph-properties>
      <style:text-properties fo:font-size="18pt" fo:font-weight="bold" officeooo:rsid="001d7ec5" officeooo:paragraph-rsid="001d7ec5" style:font-size-asian="18pt" style:font-weight-asian="bold" style:font-size-complex="18pt" style:font-weight-complex="bold"/>
    </style:style>
    <style:style style:name="P47" style:family="paragraph" style:parent-style-name="Standard">
      <loext:graphic-properties draw:fill="none"/>
      <style:paragraph-properties fo:margin-left="1.101cm" fo:margin-right="0cm" fo:text-align="start" style:justify-single-word="false" fo:text-indent="-0.6cm" style:auto-text-indent="false" fo:background-color="transparent">
        <style:tab-stops>
          <style:tab-stop style:position="-0.291cm" style:type="char" style:char=","/>
        </style:tab-stops>
      </style:paragraph-properties>
      <style:text-properties fo:font-size="18pt" fo:font-weight="bold" officeooo:rsid="001d7ec5" officeooo:paragraph-rsid="001d7ec5" style:font-size-asian="18pt" style:font-weight-asian="bold" style:font-size-complex="18pt" style:font-weight-complex="bold"/>
    </style:style>
    <style:style style:name="P48" style:family="paragraph" style:parent-style-name="Standard" style:list-style-name="L3" style:master-page-name="">
      <loext:graphic-properties draw:fill="none"/>
      <style:paragraph-properties fo:margin-left="0.9cm" fo:margin-right="0cm" fo:text-align="start" style:justify-single-word="false" fo:text-indent="-0.6cm" style:auto-text-indent="false" style:page-number="auto" fo:background-color="transparent"/>
      <style:text-properties fo:font-size="14pt" fo:font-weight="bold" officeooo:rsid="001d7ec5" officeooo:paragraph-rsid="001d7ec5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fo:color="#21409a" fo:font-size="14pt" fo:font-weight="bold" officeooo:rsid="001eae4a" officeooo:paragraph-rsid="002502b0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fo:color="#21409a" fo:font-size="14pt" fo:font-weight="bold" officeooo:rsid="001eae4a" officeooo:paragraph-rsid="00268cee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fo:color="#21409a" fo:font-size="14pt" fo:font-weight="bold" officeooo:rsid="001d7ec5" officeooo:paragraph-rsid="00268cee" style:font-size-asian="14pt" style:font-weight-asian="bold" style:font-size-complex="14pt" style:font-weight-complex="bold"/>
    </style:style>
    <style:style style:name="P52" style:family="paragraph" style:parent-style-name="Text_20_body">
      <loext:graphic-properties draw:fill="none"/>
      <style:paragraph-properties fo:margin-left="1.101cm" fo:margin-right="0cm" fo:text-align="start" style:justify-single-word="false" fo:text-indent="-0.6cm" style:auto-text-indent="false" fo:background-color="transparent">
        <style:tab-stops>
          <style:tab-stop style:position="-0.291cm" style:type="char" style:char=","/>
        </style:tab-stops>
      </style:paragraph-properties>
      <style:text-properties officeooo:paragraph-rsid="001d7ec5"/>
    </style:style>
    <style:style style:name="P53" style:family="paragraph" style:parent-style-name="Text_20_body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officeooo:paragraph-rsid="001d7ec5"/>
    </style:style>
    <style:style style:name="P54" style:family="paragraph" style:parent-style-name="Text_20_body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officeooo:paragraph-rsid="002502b0"/>
    </style:style>
    <style:style style:name="T1" style:family="text">
      <style:text-properties officeooo:rsid="001d7ec5"/>
    </style:style>
    <style:style style:name="T2" style:family="text">
      <style:text-properties fo:font-variant="normal" fo:text-transform="none" fo:color="#333333" style:font-name="Arial" fo:font-size="16pt" fo:letter-spacing="normal" fo:font-style="normal" fo:font-weight="normal" officeooo:rsid="001d7ec5" style:font-size-asian="14pt" style:font-weight-asian="normal" style:font-size-complex="16pt" style:font-weight-complex="normal"/>
    </style:style>
    <style:style style:name="T3" style:family="text">
      <style:text-properties fo:font-variant="normal" fo:text-transform="none" fo:color="#333333" style:font-name="Arial" fo:font-size="16pt" fo:letter-spacing="normal" fo:font-style="normal" fo:font-weight="normal" style:font-size-asian="16pt" style:font-size-complex="16pt"/>
    </style:style>
    <style:style style:name="T4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Arial" fo:font-size="12pt" fo:letter-spacing="normal" fo:font-style="normal" fo:font-weight="normal" style:font-size-asian="14pt" style:font-weight-asian="normal" style:font-size-complex="16pt" style:font-weight-complex="normal"/>
    </style:style>
    <style:style style:name="T6" style:family="text">
      <style:text-properties fo:font-variant="normal" fo:text-transform="none" fo:color="#333333" style:font-name="Liberation Serif" fo:font-size="16pt" fo:letter-spacing="normal" fo:font-style="normal" fo:font-weight="normal" style:font-size-asian="14pt" style:font-weight-asian="normal" style:font-size-complex="16pt" style:font-weight-complex="normal"/>
    </style:style>
    <style:style style:name="T7" style:family="text">
      <style:text-properties fo:font-variant="normal" fo:text-transform="none" fo:color="#333333" style:font-name="Liberation Serif" fo:font-size="16pt" fo:letter-spacing="normal" fo:font-style="normal" fo:font-weight="normal" officeooo:rsid="0020e9cb" style:font-size-asian="14pt" style:font-weight-asian="normal" style:font-size-complex="16pt" style:font-weight-complex="normal"/>
    </style:style>
    <style:style style:name="T8" style:family="text">
      <style:text-properties fo:font-variant="normal" fo:text-transform="none" fo:color="#333333" style:font-name="Liberation Serif" fo:font-size="16pt" fo:letter-spacing="normal" fo:font-style="normal" fo:font-weight="normal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333333" style:font-name="Liberation Serif" fo:font-size="16pt" fo:letter-spacing="normal" fo:font-style="normal" fo:font-weight="normal" style:font-size-asian="16pt" style:font-weight-asian="normal" style:font-size-complex="16pt" style:font-weight-complex="normal" loext:padding="0cm" loext:border="none"/>
    </style:style>
    <style:style style:name="T10" style:family="text">
      <style:text-properties fo:font-variant="normal" fo:text-transform="none" fo:color="#333333" fo:font-size="16pt" fo:letter-spacing="normal" fo:font-style="normal" fo:font-weight="normal" officeooo:rsid="001d7ec5" style:font-size-asian="14pt" style:font-weight-asian="normal" style:font-size-complex="16pt" style:font-weight-complex="normal"/>
    </style:style>
    <style:style style:name="T11" style:family="text">
      <style:text-properties fo:font-variant="normal" fo:text-transform="none" fo:color="#333333" style:font-name="consolas" fo:font-size="16pt" fo:letter-spacing="normal" fo:font-style="italic" fo:font-weight="normal" officeooo:rsid="002502b0" style:font-size-asian="14pt" style:font-weight-asian="normal" style:font-size-complex="16pt" style:font-weight-complex="normal" loext:padding="0cm" loext:border="none"/>
    </style:style>
    <style:style style:name="T12" style:family="text">
      <style:text-properties fo:font-variant="normal" fo:text-transform="none" fo:color="#333333" style:font-name="consolas" fo:font-size="16pt" fo:letter-spacing="normal" fo:font-style="italic" fo:font-weight="normal" officeooo:rsid="0020cfd1" style:font-weight-asian="normal" style:font-size-complex="16pt" style:font-weight-complex="normal" loext:padding="0cm" loext:border="none"/>
    </style:style>
    <style:style style:name="T13" style:family="text">
      <style:text-properties fo:font-variant="normal" fo:text-transform="none" fo:color="#333333" style:font-name="consolas" fo:letter-spacing="normal" fo:font-style="italic" fo:font-weight="normal" officeooo:rsid="002502b0" style:font-weight-asian="normal" style:font-weight-complex="normal" loext:padding="0cm" loext:border="none"/>
    </style:style>
    <style:style style:name="T14" style:family="text">
      <style:text-properties fo:font-variant="normal" fo:text-transform="none" fo:color="#333333" style:font-name="consolas" fo:font-size="13pt" fo:letter-spacing="normal" fo:font-style="italic" fo:font-weight="normal" officeooo:rsid="002502b0" style:font-size-asian="13pt" style:font-weight-asian="normal" style:font-size-complex="13pt" style:font-weight-complex="normal" loext:padding="0cm" loext:border="none"/>
    </style:style>
    <style:style style:name="T15" style:family="text">
      <style:text-properties fo:font-variant="normal" fo:text-transform="none" fo:font-size="16pt" fo:letter-spacing="normal" fo:font-style="italic" fo:font-weight="normal" officeooo:rsid="0020cfd1" style:font-weight-asian="normal" style:font-size-complex="16pt" style:font-weight-complex="normal" loext:padding="0cm" loext:border="none"/>
    </style:style>
    <style:style style:name="T16" style:family="text">
      <style:text-properties fo:font-variant="normal" fo:text-transform="none" fo:color="#21409a" style:font-name="consolas" fo:font-size="16pt" fo:letter-spacing="normal" fo:font-style="italic" fo:font-weight="normal" officeooo:rsid="0020cfd1" style:font-size-asian="14pt" style:font-weight-asian="normal" style:font-size-complex="16pt" style:font-weight-complex="normal" loext:padding="0cm" loext:border="none"/>
    </style:style>
    <style:style style:name="T17" style:family="text">
      <style:text-properties fo:font-variant="normal" fo:text-transform="none" style:font-name="consolas" fo:font-size="16pt" fo:letter-spacing="normal" fo:font-style="italic" fo:font-weight="normal" officeooo:rsid="0020cfd1" style:font-weight-asian="normal" style:font-size-complex="16pt" style:font-weight-complex="normal" loext:padding="0cm" loext:border="none"/>
    </style:style>
    <style:style style:name="T18" style:family="text">
      <style:text-properties fo:font-variant="normal" fo:text-transform="none" style:use-window-font-color="true" style:font-name="consolas" fo:font-size="16pt" fo:letter-spacing="normal" fo:font-style="italic" fo:font-weight="normal" officeooo:rsid="0020cfd1" style:font-weight-asian="normal" style:font-size-complex="16pt" style:font-weight-complex="normal" loext:padding="0cm" loext:border="none"/>
    </style:style>
    <style:style style:name="T19" style:family="text">
      <style:text-properties fo:font-variant="normal" fo:text-transform="none" style:font-name="Liberation Serif" fo:font-size="16pt" fo:letter-spacing="normal" fo:font-style="italic" fo:font-weight="normal" officeooo:rsid="0020cfd1" style:font-weight-asian="normal" style:font-size-complex="16pt" style:font-weight-complex="normal" loext:padding="0cm" loext:border="none"/>
    </style:style>
    <style:style style:name="T20" style:family="text">
      <style:text-properties fo:font-variant="normal" fo:text-transform="none" style:font-name="Liberation Serif" fo:font-size="16pt" fo:letter-spacing="normal" fo:font-style="italic" fo:font-weight="normal" officeooo:rsid="00268cee" style:font-weight-asian="normal" style:font-size-complex="16pt" style:font-weight-complex="normal" loext:padding="0cm" loext:border="none"/>
    </style:style>
    <style:style style:name="T21" style:family="text">
      <style:text-properties fo:font-variant="normal" fo:text-transform="none" style:font-name="Liberation Serif" fo:letter-spacing="normal" fo:font-style="italic" loext:padding="0cm" loext:border="none"/>
    </style:style>
    <style:style style:name="T22" style:family="text">
      <style:text-properties fo:font-size="12pt" fo:font-weight="normal" officeooo:rsid="002030f3" style:font-size-asian="10.5pt" style:font-weight-asian="normal" style:font-size-complex="12pt" style:font-weight-complex="normal"/>
    </style:style>
    <style:style style:name="T23" style:family="text">
      <style:text-properties officeooo:rsid="001eae4a"/>
    </style:style>
    <style:style style:name="T24" style:family="text">
      <style:text-properties fo:color="#ce181e"/>
    </style:style>
    <style:style style:name="T25" style:family="text">
      <style:text-properties fo:color="#ce181e" officeooo:rsid="001eae4a"/>
    </style:style>
    <style:style style:name="T26" style:family="text">
      <style:text-properties fo:color="#ce181e" fo:font-size="16pt" officeooo:rsid="0020cfd1" style:font-size-complex="16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2fdaf" style:font-weight-asian="normal" style:font-weight-complex="normal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officeooo:rsid="001eae4a" style:font-size-asian="18pt" style:font-size-complex="18pt"/>
    </style:style>
    <style:style style:name="T31" style:family="text">
      <style:text-properties fo:font-size="18pt" officeooo:rsid="0022fdaf" style:font-size-asian="18pt" style:font-size-complex="18pt"/>
    </style:style>
    <style:style style:name="T32" style:family="text">
      <style:text-properties fo:font-size="18pt" officeooo:rsid="0023cd62" style:font-size-asian="18pt" style:font-size-complex="18pt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fo:font-weight="bold" officeooo:rsid="001d7ec5" style:font-size-asian="18pt" style:font-weight-asian="bold" style:font-size-complex="18pt" style:font-weight-complex="bold"/>
    </style:style>
    <style:style style:name="T35" style:family="text">
      <style:text-properties fo:font-size="18pt" fo:font-weight="bold" officeooo:rsid="0022c006" style:font-size-asian="18pt" style:font-weight-asian="bold" style:font-size-complex="18pt" style:font-weight-complex="bold"/>
    </style:style>
    <style:style style:name="T36" style:family="text">
      <style:text-properties fo:font-size="18pt" fo:font-weight="bold" officeooo:rsid="002502b0" style:font-size-asian="18pt" style:font-weight-asian="bold" style:font-size-complex="18pt" style:font-weight-complex="bold"/>
    </style:style>
    <style:style style:name="T37" style:family="text">
      <style:text-properties officeooo:rsid="002030f3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officeooo:rsid="001eae4a" style:font-size-asian="16pt" style:font-size-complex="16pt"/>
    </style:style>
    <style:style style:name="T40" style:family="text">
      <style:text-properties fo:font-size="16pt" officeooo:rsid="0023cd62" style:font-size-asian="16pt" style:font-size-complex="16pt"/>
    </style:style>
    <style:style style:name="T41" style:family="text">
      <style:text-properties fo:font-size="16pt" fo:font-weight="normal" officeooo:rsid="002030f3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1eae4a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02030f3" style:font-size-asian="14pt" style:font-weight-asian="normal" style:font-size-complex="16pt" style:font-weight-complex="normal"/>
    </style:style>
    <style:style style:name="T44" style:family="text">
      <style:text-properties fo:font-size="16pt" fo:font-weight="normal" officeooo:rsid="0020cfd1" style:font-size-asian="14pt" style:font-weight-asian="normal" style:font-size-complex="16pt" style:font-weight-complex="normal"/>
    </style:style>
    <style:style style:name="T45" style:family="text">
      <style:text-properties fo:font-size="16pt" fo:font-weight="normal" officeooo:rsid="0020e9cb" style:font-size-asian="14pt" style:font-weight-asian="normal" style:font-size-complex="16pt" style:font-weight-complex="normal"/>
    </style:style>
    <style:style style:name="T46" style:family="text">
      <style:text-properties fo:font-size="16pt" fo:font-weight="normal" officeooo:rsid="0023cd62" style:font-size-asian="14pt" style:font-weight-asian="normal" style:font-size-complex="16pt" style:font-weight-complex="normal"/>
    </style:style>
    <style:style style:name="T47" style:family="text">
      <style:text-properties fo:font-size="16pt" fo:font-weight="normal" officeooo:rsid="002502b0" style:font-size-asian="14pt" style:font-weight-asian="normal" style:font-size-complex="16pt" style:font-weight-complex="normal"/>
    </style:style>
    <style:style style:name="T48" style:family="text">
      <style:text-properties fo:font-size="16pt" fo:font-weight="normal" officeooo:rsid="00268cee" style:font-size-asian="14pt" style:font-weight-asian="normal" style:font-size-complex="16pt" style:font-weight-complex="normal"/>
    </style:style>
    <style:style style:name="T49" style:family="text">
      <style:text-properties fo:font-size="16pt" fo:font-weight="normal" officeooo:rsid="0020cfd1" style:font-weight-asian="normal" style:font-size-complex="16pt" style:font-weight-complex="normal"/>
    </style:style>
    <style:style style:name="T50" style:family="text">
      <style:text-properties fo:font-size="16pt" fo:font-weight="normal" officeooo:rsid="0023cd62" style:font-weight-asian="normal" style:font-size-complex="16pt" style:font-weight-complex="normal"/>
    </style:style>
    <style:style style:name="T51" style:family="text">
      <style:text-properties fo:font-size="16pt" style:font-size-asian="14pt" style:font-size-complex="16pt"/>
    </style:style>
    <style:style style:name="T52" style:family="text">
      <style:text-properties fo:font-size="16pt" officeooo:rsid="0020cfd1" style:font-size-asian="14pt" style:font-size-complex="16pt"/>
    </style:style>
    <style:style style:name="T53" style:family="text">
      <style:text-properties fo:font-size="16pt" style:font-size-complex="16pt"/>
    </style:style>
    <style:style style:name="T54" style:family="text">
      <style:text-properties fo:font-size="16pt" officeooo:rsid="0020e9cb" style:font-size-complex="16pt"/>
    </style:style>
    <style:style style:name="T55" style:family="text">
      <style:text-properties fo:font-size="16pt" officeooo:rsid="0020cfd1" style:font-size-complex="16pt"/>
    </style:style>
    <style:style style:name="T56" style:family="text">
      <style:text-properties fo:font-size="16pt" officeooo:rsid="0022c006" style:font-size-complex="16pt"/>
    </style:style>
    <style:style style:name="T57" style:family="text">
      <style:text-properties officeooo:rsid="0020cfd1"/>
    </style:style>
    <style:style style:name="T58" style:family="text">
      <style:text-properties officeooo:rsid="0020e9cb"/>
    </style:style>
    <style:style style:name="T59" style:family="text">
      <style:text-properties officeooo:rsid="001d7ec5" style:font-size-asian="18pt" style:font-weight-asian="bold" style:font-size-complex="18pt" style:font-weight-complex="bold"/>
    </style:style>
    <style:style style:name="T60" style:family="text">
      <style:text-properties officeooo:rsid="0020e9cb" style:font-size-asian="18pt" style:font-weight-asian="bold" style:font-size-complex="18pt" style:font-weight-complex="bold"/>
    </style:style>
    <style:style style:name="T61" style:family="text">
      <style:text-properties officeooo:rsid="0022c006"/>
    </style:style>
    <style:style style:name="T62" style:family="text">
      <style:text-properties officeooo:rsid="0023cd62"/>
    </style:style>
    <style:style style:name="T63" style:family="text">
      <style:text-properties officeooo:rsid="002502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RRAYS METODLARI </text:p>
      <text:p text:style-name="P30"/>
      <text:p text:style-name="P30"><text:tab/>Array JavaScript dilinde kullanılan bir nesnedir.Dizi olarak Türkçeye çevirebiliriz.Aşağıda Arrays Metodlarından yaygın kullanılanları anlatmaya çalışacağız.Öncelikle bir tane Array örneği verip onun üstünden gidelim isterseniz.</text:p>
      <text:p text:style-name="P1"/>
      <text:p text:style-name="P14">Let <text:span text:style-name="T23">aylar = [“Ocak”,“Subat”,“Mart”,“Nisan”,“Mayis”,“Haziran”]</text:span></text:p>
      <text:p text:style-name="P1"/>
      <text:list xml:id="list3517145454" text:style-name="L3">
        <text:list-item>
          <text:p text:style-name="P2"><text:span text:style-name="T33">Push () :</text:span><text:span text:style-name="T29"> </text:span><text:span text:style-name="T38">Bu metotda </text:span><text:span text:style-name="T39">bir dizinin sonuna yeni bir eleman ekleyebiliriz.</text:span></text:p>
        </text:list-item>
      </text:list>
      <text:p text:style-name="P23">Kullanımı:</text:p>
      <text:p text:style-name="P17">aylar.push(“Temmuz”);</text:p>
      <text:p text:style-name="P18">aylar = [“Ocak”,“Subat”,“Mart”,“Nisan”,“Mayis”,“Haziran”,<text:span text:style-name="T24">”Temmuz”</text:span>]</text:p>
      <text:p text:style-name="P1"/>
      <text:list xml:id="list4942342786049" text:continue-numbering="true" text:style-name="L3">
        <text:list-item>
          <text:p text:style-name="P13"><text:span text:style-name="T29">Pop</text:span><text:span text:style-name="T30">() :</text:span><text:span text:style-name="T23"> </text:span><text:span text:style-name="T42">Bu metotda bir dizinin en son elemanı çıkartır.Push metodu ile zıt çalışıyor diyebililiriz.</text:span></text:p>
        </text:list-item>
      </text:list>
      <text:p text:style-name="P24">Kullanımı:</text:p>
      <text:p text:style-name="P31">aylar.p<text:span text:style-name="T37">op</text:span>();</text:p>
      <text:p text:style-name="P31">aylar = [“Ocak”,“Subat”,“Mart”,“Nisan”,“Mayis”]</text:p>
      <text:p text:style-name="P33"/>
      <text:p text:style-name="P15"/>
      <text:list xml:id="list4943998755001" text:continue-numbering="true" text:style-name="L3">
        <text:list-item>
          <text:p text:style-name="P6"><text:s/>Shift<text:span text:style-name="T37">() : </text:span><text:span text:style-name="T41">Bu metotda dizinin ilk elemanını çıkartır.</text:span></text:p>
        </text:list-item>
      </text:list>
      <text:p text:style-name="P24">Kullanımı:</text:p>
      <text:p text:style-name="P31">aylar.<text:span text:style-name="T37">shift</text:span>();</text:p>
      <text:p text:style-name="P33"><text:span text:style-name="T23">aylar = [“Subat”,“Mart”,“Nisan”,“Mayis”,“Haziran”]</text:span></text:p>
      <text:p text:style-name="P8"><text:span text:style-name="T22"/></text:p>
      <text:p text:style-name="P8"><text:span text:style-name="T22"/></text:p>
      <text:list xml:id="list4942573918996" text:continue-numbering="true" text:style-name="L3">
        <text:list-item>
          <text:p text:style-name="P7">Unshift<text:span text:style-name="T37">() : </text:span><text:span text:style-name="T43">Bu metotda dizinin başına bir veya daha fazla eleman eklenir.Shift metodu ile </text:span><text:span text:style-name="T42">zıt çalışıyor diyebililiriz.</text:span></text:p>
        </text:list-item>
      </text:list>
      <text:p text:style-name="P24">Kullanımı:</text:p>
      <text:p text:style-name="P31">aylar.<text:span text:style-name="T37">unshift</text:span>(“<text:span text:style-name="T37">Elma”,”Portakal”</text:span>);</text:p>
      <text:p text:style-name="P33"><text:span text:style-name="T23">aylar = [</text:span><text:span text:style-name="T25">“Elma”, ”Portakal”</text:span><text:span text:style-name="T23">, “Ocak”, “Subat”, “Mart”, “Nisan”, “Mayis”, “Haziran”]</text:span></text:p>
      <text:p text:style-name="P9"><text:span text:style-name="T42"/></text:p>
      <text:list xml:id="list4942833316417" text:continue-numbering="true" text:style-name="L3">
        <text:list-item>
          <text:p text:style-name="P6">Splice<text:span text:style-name="T57">() : </text:span><text:span text:style-name="T44">Bu metotda dizinin istediğimiz yerine yeni eleman ekleyebiliriz.</text:span></text:p>
        </text:list-item>
      </text:list>
      <text:p text:style-name="P25"><text:span text:style-name="T57">Açıklama</text:span>:</text:p>
      <text:p text:style-name="P32">aylar.<text:span text:style-name="T57">splice</text:span>(<text:span text:style-name="T57">Elemanı koyacağımız yer,yerine koyacağımız elemanı silme(1) ya da kaydırma(0),eleman</text:span>);</text:p>
      <text:p text:style-name="P25"/>
      <text:p text:style-name="P25"><text:soft-page-break/>Kullanımı:</text:p>
      <text:p text:style-name="P32">aylar.<text:span text:style-name="T57">splice(3,0,”Elma”)</text:span></text:p>
      <text:p text:style-name="P35"><text:span text:style-name="T23">aylar = [ “Ocak”, “Subat”, “Mart”, </text:span><text:span text:style-name="T25">“Elma”,</text:span><text:span text:style-name="T23">“Nisan”, “Mayis”, “Haziran”]</text:span></text:p>
      <text:p text:style-name="P32">aylar.<text:span text:style-name="T57">splice(3,1,”Elma”)</text:span></text:p>
      <text:p text:style-name="P35"><text:span text:style-name="T23">aylar = [ “Ocak”, “Subat”, “Mart”, </text:span><text:span text:style-name="T25">“Elma”,</text:span><text:span text:style-name="T23"> “Mayis”, “Haziran”]</text:span></text:p>
      <text:p text:style-name="P8"/>
      <text:list xml:id="list4944111458770" text:continue-numbering="true" text:style-name="L3">
        <text:list-item>
          <text:p text:style-name="P6">Concat<text:span text:style-name="T57">() : </text:span><text:span text:style-name="T44">İki ya da daha fazla diziyi birleştirmek için kullanılır.</text:span></text:p>
        </text:list-item>
      </text:list>
      <text:p text:style-name="P25"><text:span text:style-name="T44">Kullanımı:</text:span></text:p>
      <text:p text:style-name="P19"><text:span text:style-name="T52">aylar = [“Ocak”,“Subat”,“Mart”,“Nisan”,“Mayis”,“Haziran”]</text:span></text:p>
      <text:p text:style-name="P19"><text:span text:style-name="T54">mevsimler</text:span><text:span text:style-name="T52"> = [“</text:span><text:span text:style-name="T54">Ilkbahar”</text:span><text:span text:style-name="T52">,“</text:span><text:span text:style-name="T54">Yaz</text:span><text:span text:style-name="T52">”,“</text:span><text:span text:style-name="T54">Sonbahar</text:span><text:span text:style-name="T52">”,“</text:span><text:span text:style-name="T54">Kıs</text:span><text:span text:style-name="T52">”]</text:span></text:p>
      <text:p text:style-name="P10"><text:span text:style-name="T52">y</text:span><text:span text:style-name="T51">il = aylar.concat(mevsimler);</text:span></text:p>
      <text:p text:style-name="P10"><text:span text:style-name="T51">yil = </text:span><text:span text:style-name="T52">[“Ocak”, <text:s/>“Subat” , “Mart” , <text:s/>“Nisan” , “Mayis” , <text:s/>“Haziran” , “</text:span><text:span text:style-name="T51">Ilkbahar” <text:s/></text:span><text:span text:style-name="T52">, “</text:span><text:span text:style-name="T51">Yaz</text:span><text:span text:style-name="T52">” <text:s/>, “</text:span><text:span text:style-name="T51">Sonbahar</text:span><text:span text:style-name="T52">” <text:s/>, “</text:span><text:span text:style-name="T51">Kıs</text:span><text:span text:style-name="T52">”]</text:span></text:p>
      <text:p text:style-name="P8"><text:span text:style-name="T44"/></text:p>
      <text:list xml:id="list4942848461356" text:continue-numbering="true" text:style-name="L3">
        <text:list-item>
          <text:p text:style-name="P11"><text:span text:style-name="T59">Join</text:span><text:span text:style-name="T60">() : </text:span><text:span text:style-name="T6">Yöntem oluşturur ve döner bir dizideki tüm elemanları birleştirerek yeni bir karakter </text:span><text:span text:style-name="T7">dizisi olusturur.</text:span></text:p>
        </text:list-item>
      </text:list>
      <text:p text:style-name="P26"><text:span text:style-name="T49">Kullanımı:</text:span></text:p>
      <text:p text:style-name="P19"><text:span text:style-name="T55">aylar = [“Ocak”,“Subat”,“Mart”,“Nisan”,“Mayis”,“Haziran”]</text:span></text:p>
      <text:p text:style-name="P21"><text:span text:style-name="T55">a</text:span><text:span text:style-name="T53">ylar.join(-);</text:span></text:p>
      <text:p text:style-name="P19"><text:span text:style-name="T55">aylar = [“Ocak</text:span><text:span text:style-name="T26">-</text:span><text:span text:style-name="T55">Subat</text:span><text:span text:style-name="T26">-</text:span><text:span text:style-name="T55">Mart</text:span><text:span text:style-name="T26">-</text:span><text:span text:style-name="T55">Nisan</text:span><text:span text:style-name="T26">-</text:span><text:span text:style-name="T55">Mayis</text:span><text:span text:style-name="T26">-</text:span><text:span text:style-name="T55">Haziran”]</text:span></text:p>
      <text:p text:style-name="P15"/>
      <text:p text:style-name="P15"/>
      <text:list xml:id="list4942206674223" text:continue-numbering="true" text:style-name="L3">
        <text:list-item>
          <text:p text:style-name="P6">Reverse<text:span text:style-name="T58">() : </text:span><text:span text:style-name="T45">Bu metotda dizinin elemanları sondan başa doğru sıralanır.</text:span></text:p>
        </text:list-item>
      </text:list>
      <text:p text:style-name="P27"><text:span text:style-name="T49">Kullanımı:</text:span></text:p>
      <text:p text:style-name="P20"><text:span text:style-name="T55">aylar = [“Ocak”,“Subat”,“Mart”,“Nisan”,“Mayis”,“Haziran”]</text:span></text:p>
      <text:p text:style-name="P37">aylar.reverse;</text:p>
      <text:p text:style-name="P20"><text:span text:style-name="T55">aylar = [“</text:span><text:span text:style-name="T56">Haziran</text:span><text:span text:style-name="T55">”,“</text:span><text:span text:style-name="T56">Mayis</text:span><text:span text:style-name="T55">”,“</text:span><text:span text:style-name="T56">Nisan</text:span><text:span text:style-name="T55">”,“</text:span><text:span text:style-name="T56">Mart</text:span><text:span text:style-name="T55">”,“</text:span><text:span text:style-name="T56">Subat</text:span><text:span text:style-name="T55">”,“</text:span><text:span text:style-name="T56">Ocak</text:span><text:span text:style-name="T55">”]</text:span></text:p>
      <text:p text:style-name="P8"><text:span text:style-name="T45"/></text:p>
      <text:p text:style-name="P15"/>
      <text:p text:style-name="P15"/>
      <text:list xml:id="list4943637318148" text:continue-numbering="true" text:style-name="L3">
        <text:list-item>
          <text:p text:style-name="P4"><text:span text:style-name="T34">Fill</text:span><text:span text:style-name="T35">() : </text:span><text:span text:style-name="T8">Yöntem, bir başlangıç indeksi (varsayılan statik bir değere, bir dizideki tüm elemanları değişikliği, </text:span><text:span text:style-name="Source_20_Text"><text:span text:style-name="T9">0 </text:span></text:span><text:span text:style-name="T8">bir uç indeksi (varsayılan için)</text:span><text:span text:style-name="Source_20_Text"><text:span text:style-name="T9">array.length</text:span></text:span><text:span text:style-name="T8">).Değiştirilmiş diziyi döndürür.</text:span></text:p>
        </text:list-item>
      </text:list>
      <text:p text:style-name="P27"><text:span text:style-name="T49">Kullanımı:</text:span></text:p>
      <text:p text:style-name="P20"><text:span text:style-name="T56">dizi</text:span><text:span text:style-name="T55"> = [</text:span><text:span text:style-name="T56">5,3,2,7</text:span><text:span text:style-name="T55">]</text:span></text:p>
      <text:p text:style-name="P22"><text:span text:style-name="T55">d</text:span><text:span text:style-name="T53">izi.fill(8);</text:span></text:p>
      <text:p text:style-name="P22">dizi = <text:span text:style-name="T55">[</text:span><text:span text:style-name="T53">8,8,8,8</text:span><text:span text:style-name="T55">]</text:span></text:p>
      <text:list xml:id="list4942545165338" text:continue-numbering="true" text:style-name="L3">
        <text:list-item>
          <text:p text:style-name="P41"><text:soft-page-break/>Filter<text:span text:style-name="T61">() : </text:span><text:span text:style-name="T28">Yeni bir dizi oluşturur.</text:span></text:p>
        </text:list-item>
      </text:list>
      <text:p text:style-name="P28"><text:span text:style-name="T49">Kullanımı:</text:span></text:p>
      <text:p text:style-name="P39"><text:span text:style-name="T55">aylar = [“Ocak”,“Subat”,“Mart”,“Nisan”,“Mayis”,“Haziran”]</text:span></text:p>
      <text:p text:style-name="P40"><text:span text:style-name="T55">a</text:span><text:span text:style-name="T53">ylar.filter(word =&gt; word.length &lt; = 5);//Harf sayısı 5 ve 5den küçük</text:span></text:p>
      <text:p text:style-name="P40"><text:span text:style-name="T53">aylar = </text:span><text:span text:style-name="T55"><text:s/>[“Ocak”,“Subat”,“Mart”,“Nisan”,“Mayis”,] <text:s text:c="2"/></text:span></text:p>
      <text:p text:style-name="P38"/>
      <text:p text:style-name="P38"/>
      <text:list xml:id="list4942495842647" text:continue-numbering="true" text:style-name="L3">
        <text:list-item>
          <text:p text:style-name="P48"><text:span text:style-name="T29">For</text:span><text:span text:style-name="T32">E</text:span><text:span text:style-name="T29">ach</text:span><text:span text:style-name="T31">():</text:span><text:span text:style-name="T50">Her bir dizi elemanı için bir kez verilen işlevini yürütür.</text:span></text:p>
        </text:list-item>
      </text:list>
      <text:p text:style-name="P29"><text:span text:style-name="T49">Kullanımı:</text:span></text:p>
      <text:p text:style-name="P15"><text:s/><text:span text:style-name="T40">dizi</text:span><text:span text:style-name="T38"> = [</text:span><text:span text:style-name="T40">5,7,12</text:span><text:span text:style-name="T38">];</text:span></text:p>
      <text:p text:style-name="P34"><text:span text:style-name="T62">dizi</text:span>.forEach(element =&gt; console.log(element));</text:p>
      <text:p text:style-name="P36">5</text:p>
      <text:p text:style-name="P36">7</text:p>
      <text:p text:style-name="P36">12</text:p>
      <text:p text:style-name="P15"/>
      <text:p text:style-name="P15"/>
      <text:list xml:id="list4943764245225" text:continue-numbering="true" text:style-name="L3">
        <text:list-item>
          <text:p text:style-name="P45">Map<text:span text:style-name="T62">() : </text:span><text:span text:style-name="T46">Verilen talimatlara göre yeni bir dizi oluşturur</text:span></text:p>
        </text:list-item>
      </text:list>
      <text:p text:style-name="P29"><text:span text:style-name="T49">Kullanımı:</text:span></text:p>
      <text:p text:style-name="P43"><text:s/><text:span text:style-name="T40">dizi</text:span><text:span text:style-name="T38"> = [</text:span><text:span text:style-name="T40">5,7,12</text:span><text:span text:style-name="T38">];</text:span></text:p>
      <text:p text:style-name="P44">dizi2 = dizi.map(x =&gt; x + 2);</text:p>
      <text:p text:style-name="P44">dizi2 = <text:span text:style-name="T1">[</text:span><text:span text:style-name="T24">7,9,14</text:span><text:span text:style-name="T1">];</text:span></text:p>
      <text:p text:style-name="P42"/>
      <text:p text:style-name="P42"/>
      <text:list xml:id="list4943840006005" text:continue-numbering="true" text:style-name="L3">
        <text:list-item>
          <text:p text:style-name="P46">Reduce<text:span text:style-name="T62">() : </text:span><text:span text:style-name="T47">4 tane elemanı vardır.</text:span></text:p>
        </text:list-item>
      </text:list>
      <text:p text:style-name="P52"><text:span text:style-name="Variable"><text:span text:style-name="T11">-</text:span></text:span><text:span text:style-name="Variable"><text:span text:style-name="T14">accumulator</text:span></text:span></text:p>
      <text:p text:style-name="P53"><text:span text:style-name="Variable"><text:span text:style-name="T14">-curretnValue</text:span></text:span></text:p>
      <text:p text:style-name="P54"><text:span text:style-name="Variable"><text:span text:style-name="T14">-currentIndex</text:span></text:span></text:p>
      <text:p text:style-name="P54"><text:span text:style-name="Variable"><text:span text:style-name="T14">-array</text:span></text:span></text:p>
      <text:p text:style-name="P49"><text:span text:style-name="Variable"><text:span text:style-name="T17">Kullanımı:</text:span></text:span></text:p>
      <text:p text:style-name="P49"><text:span text:style-name="Variable"><text:span text:style-name="T18">const array1 = [1, 2, 3, 4];</text:span></text:span></text:p>
      <text:p text:style-name="P49"><text:span text:style-name="Variable"><text:span text:style-name="T18">const reducer = (accumulator, currentValue) =&gt; accumulator + currentValue;</text:span></text:span></text:p>
      <text:p text:style-name="P47"><text:span text:style-name="T47">// 1 + 2 + 3 + 4</text:span></text:p>
      <text:p text:style-name="P47"><text:span text:style-name="T47">console.log(array1.reduce(reducer));</text:span></text:p>
      <text:p text:style-name="P47"><text:span text:style-name="T47">// expected output: 10</text:span></text:p>
      <text:p text:style-name="P15"/>
      <text:p text:style-name="P15"/>
      <text:p text:style-name="P15"/>
      <text:p text:style-name="P15"><text:soft-page-break/></text:p>
      <text:list xml:id="list4943119629580" text:continue-numbering="true" text:style-name="L3">
        <text:list-item>
          <text:p text:style-name="P3"><text:span text:style-name="T34">Some</text:span><text:span text:style-name="T36">() : </text:span><text:span text:style-name="T3">Yöntemle test dizisinde en az bir eleman tedarik işlevi tarafından uygulanan testi geçerse olup. Bir Boolean değeri döndürür. </text:span></text:p>
        </text:list-item>
      </text:list>
      <text:p text:style-name="P49"><text:span text:style-name="Variable"><text:span text:style-name="T17">Kullanımı:</text:span></text:span></text:p>
      <text:p text:style-name="P34">const array = [1, 2, 3, 4, 5];</text:p>
      <text:p text:style-name="P34"/>
      <text:p text:style-name="P34">// checks whether an element is even</text:p>
      <text:p text:style-name="P34">const even = (element) =&gt; element % 2 === 0;</text:p>
      <text:p text:style-name="P34"/>
      <text:p text:style-name="P34">console.log(array.some(even));</text:p>
      <text:p text:style-name="P34">// expected output: true</text:p>
      <text:p text:style-name="P15"/>
      <text:p text:style-name="P15"/>
      <text:list xml:id="list4943471032247" text:continue-numbering="true" text:style-name="L3">
        <text:list-item>
          <text:p text:style-name="P3"><text:span text:style-name="T34">Every</text:span><text:span text:style-name="T36">() : </text:span><text:span text:style-name="T5">Yöntem testleri dizideki tüm elemanları temin fonksiyonu tarafından uygulanan testi geçmek olup. Bir Boolean değeri döndürür.</text:span></text:p>
        </text:list-item>
      </text:list>
      <text:p text:style-name="P49"><text:span text:style-name="Variable"><text:span text:style-name="T19">Kullanımı:</text:span></text:span></text:p>
      <text:p text:style-name="P5"><text:span text:style-name="T10">const isBelowThreshold = (currentValue) =&gt; currentValue &lt; 40;</text:span></text:p>
      <text:p text:style-name="P5"><text:span text:style-name="T10"/></text:p>
      <text:p text:style-name="P5"><text:span text:style-name="T10">const array1 = [1, 30, 39, 29, 10, 13];</text:span></text:p>
      <text:p text:style-name="P5"><text:span text:style-name="T10"/></text:p>
      <text:p text:style-name="P5"><text:span text:style-name="T10">console.log(array1.every(isBelowThreshold));</text:span></text:p>
      <text:p text:style-name="P5"><text:span text:style-name="T10">// expected output: true</text:span></text:p>
      <text:p text:style-name="P5"><text:span text:style-name="T10"/></text:p>
      <text:list xml:id="list4942379772640" text:continue-numbering="true" text:style-name="L3">
        <text:list-item>
          <text:p text:style-name="P6">Sort<text:span text:style-name="T63">() : </text:span><text:span text:style-name="T48">Dizi elemaanlarını sıralar.</text:span></text:p>
        </text:list-item>
      </text:list>
      <text:p text:style-name="P50"><text:span text:style-name="Variable"><text:span text:style-name="T19">Kullanımı:</text:span></text:span></text:p>
      <text:p text:style-name="P34">const months = ['March', 'Jan', 'Feb', 'Dec'];</text:p>
      <text:p text:style-name="P34">months.sort();</text:p>
      <text:p text:style-name="P34">console.log(months);</text:p>
      <text:p text:style-name="P34">// expected output: Array ["Dec", "Feb", "Jan", "March"]</text:p>
      <text:p text:style-name="P8"/>
      <text:list xml:id="list4942871780803" text:continue-numbering="true" text:style-name="L3">
        <text:list-item>
          <text:p text:style-name="P6">Flat<text:span text:style-name="T63">() : </text:span><text:span text:style-name="T48">Diziyi düzenler.</text:span></text:p>
        </text:list-item>
      </text:list>
      <text:p text:style-name="P50"><text:span text:style-name="Variable"><text:span text:style-name="T19">Kullanımı:</text:span></text:span></text:p>
      <text:p text:style-name="P51"><text:span text:style-name="Variable"><text:span text:style-name="T21">aylar = [“Ocak”,“Subat”,“Mart”,“Nisan”,“ <text:s text:c="4"/>”,“Haziran”]</text:span></text:span></text:p>
      <text:p text:style-name="P16"><text:span text:style-name="T23">aylar = [“Ocak”,“Subat”,“Mart”,“Nisan”,“Haziran”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x-locale-body, sans-serif"/>
    <style:font-face style:name="Consolas" svg:font-family="Consolas, Monaco, 'Andale Mono', 'Ubuntu Mono', monospace"/>
    <style:font-face style:name="Lohit Devanagari1" svg:font-family="'Lohit Devanagari'"/>
    <style:font-face style:name="Roboto" svg:font-family="Roboto, Arial, sans-serif"/>
    <style:font-face style:name="consolas" svg:font-family="consolas, 'Liberation Mono', courier, monospace"/>
    <style:font-face style:name="consolas1" svg:font-family="consolas, monaco, 'Andale Mono'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8pt" fo:font-weight="bold" style:font-size-asian="15.75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23:11:35.034406806</meta:creation-date>
    <dc:date>2020-01-22T00:49:41.945086188</dc:date>
    <meta:editing-duration>PT11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99" meta:word-count="515" meta:character-count="4149" meta:non-whitespace-character-count="3730"/>
  </office:meta>
</office:document-meta>
</file>